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и всероссийских конференциях</text:p>
          </table:table-cell>
          <table:table-cell table:style-name="ce5" office:value-type="string">
            <text:p>*Дипломы и призовые места во всероссийских и международных конференциях и конкурсах по тематике ГПО</text:p>
          </table:table-cell>
          <table:table-cell table:style-name="ce5" office:value-type="string">
            <text:p>*Публикации в периодической печати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8" table:formula="of:=[.H7]+[.I7]">
            <text:p/>
          </table:table-cell>
          <table:table-cell table:style-name="ce8" table:formula="of:=IF([.I7]=&quot;&quot;;&quot;&quot;;IF([.I7]&lt;11;&quot;неуд&quot;;IF([.J7]&lt;60;&quot;неуд&quot;;IF([.J7]&lt;70;&quot;удовл&quot;;IF([.J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4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19:10</dc:date>
    <meta:print-date>2009-02-04T11:46:38</meta:print-date>
    <meta:editing-cycles>48</meta:editing-cycles>
    <meta:editing-duration>PT3H26M51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